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e0c41" officeooo:paragraph-rsid="001e0c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oc2685343477 defaults]# ansible-playbook /etc/ansible/policy_windows_user_rights_policy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user_rights_policy : Get server role information] ************************************************************************************************************************</text:p>
      <text:p text:style-name="P1">changed: [9.37.141.147]</text:p>
      <text:p text:style-name="P1"/>
      <text:p text:style-name="P1">TASK [ansible_role_policy_windows_user_rights_policy : set_fact] 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user_rights_policy : debug] 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omainRole is NOT a Backup DC or a DC: '2'."</text:p>
      <text:p text:style-name="P1"><text:s text:c="4"/>]</text:p>
      <text:p text:style-name="P1">}</text:p>
      <text:p text:style-name="P1"/>
      <text:p text:style-name="P1">TASK [ansible_role_policy_windows_user_rights_policy : debug] 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user_rights_policy : 2.2.1 (L1) Ensure 'Access Credential Manager as a trusted caller' is set to 'No One' (Scored)] ******************************************************</text:p>
      <text:p text:style-name="P1">ok: [9.37.141.147]</text:p>
      <text:p text:style-name="P1"/>
      <text:p text:style-name="P1">TASK [ansible_role_policy_windows_user_rights_policy : 2.2.2 (L1) Configure 'Access this computer from the network' - NOT A DC] ****************************************************************************</text:p>
      <text:p text:style-name="P1">ok: [9.37.141.147]</text:p>
      <text:p text:style-name="P1"/>
      <text:p text:style-name="P1"><text:soft-page-break/>TASK [ansible_role_policy_windows_user_rights_policy : 2.2.2 (L1) Configure 'Access this computer from the network' - DC] **********************************************************************************</text:p>
      <text:p text:style-name="P1">skipping: [9.37.141.147]</text:p>
      <text:p text:style-name="P1"/>
      <text:p text:style-name="P1">TASK [ansible_role_policy_windows_user_rights_policy : 2.2.3 (L1) Ensure 'Act as part of the operating system' is set to 'No One' (Scored)] ****************************************************************</text:p>
      <text:p text:style-name="P1">ok: [9.37.141.147]</text:p>
      <text:p text:style-name="P1"/>
      <text:p text:style-name="P1">TASK [ansible_role_policy_windows_user_rights_policy : 2.2.4 (L1) Ensure 'Add workstations to domain' is set to 'Administrators' (DC only) (Scored) - DC] **************************************************</text:p>
      <text:p text:style-name="P1">skipping: [9.37.141.147]</text:p>
      <text:p text:style-name="P1"/>
      <text:p text:style-name="P1">TASK [ansible_role_policy_windows_user_rights_policy : 2.2.5 (L1) Ensure 'Adjust memory quotas for a process' is set to 'Administrators, LOCAL SERVICE, NETWORK SERVICE' (Scored)] *************************</text:p>
      <text:p text:style-name="P1">ok: [9.37.141.147]</text:p>
      <text:p text:style-name="P1"/>
      <text:p text:style-name="P1">TASK [ansible_role_policy_windows_user_rights_policy : 2.2.6 (L1) Configure 'Allow log on locally' (Scored) - NOT A DC] ************************************************************************************</text:p>
      <text:p text:style-name="P1">ok: [9.37.141.147]</text:p>
      <text:p text:style-name="P1"/>
      <text:p text:style-name="P1">TASK [ansible_role_policy_windows_user_rights_policy : 2.2.6 (L1) Configure 'Allow log on locally' (Scored) - DC] ******************************************************************************************</text:p>
      <text:p text:style-name="P1">skipping: [9.37.141.147]</text:p>
      <text:p text:style-name="P1"/>
      <text:p text:style-name="P1">TASK [ansible_role_policy_windows_user_rights_policy : 2.2.7 (L1) Configure 'Allow log on through Remote Desktop Services' (Scored) - NOT A DC] ************************************************************</text:p>
      <text:p text:style-name="P1">ok: [9.37.141.147]</text:p>
      <text:p text:style-name="P1"/>
      <text:p text:style-name="P1">TASK [ansible_role_policy_windows_user_rights_policy : 2.2.7 (L1) Configure 'Allow log on through Remote Desktop Services' (Scored) - DC] ******************************************************************</text:p>
      <text:p text:style-name="P1">skipping: [9.37.141.147]</text:p>
      <text:p text:style-name="P1"/>
      <text:p text:style-name="P1">TASK [ansible_role_policy_windows_user_rights_policy : 2.2.8 (L1) Ensure 'Back up files and directories' is set to 'Administrators' (Scored)] **************************************************************</text:p>
      <text:p text:style-name="P1">ok: [9.37.141.147]</text:p>
      <text:p text:style-name="P1"/>
      <text:p text:style-name="P1"><text:soft-page-break/>TASK [ansible_role_policy_windows_user_rights_policy : 2.2.9 (L1) Ensure 'Change the system time' is set to 'Administrators, LOCAL SERVICE' (Scored)] ******************************************************</text:p>
      <text:p text:style-name="P1">ok: [9.37.141.147]</text:p>
      <text:p text:style-name="P1"/>
      <text:p text:style-name="P1">TASK [ansible_role_policy_windows_user_rights_policy : 2.2.10 (L1) Ensure 'Change the time zone' is set to 'Administrators, LOCAL SERVICE' (Scored)] *******************************************************</text:p>
      <text:p text:style-name="P1">ok: [9.37.141.147]</text:p>
      <text:p text:style-name="P1"/>
      <text:p text:style-name="P1">TASK [ansible_role_policy_windows_user_rights_policy : 2.2.11 (L1) Ensure 'Create a pagefile' is set to 'Administrators' (Scored)] *************************************************************************</text:p>
      <text:p text:style-name="P1">ok: [9.37.141.147]</text:p>
      <text:p text:style-name="P1"/>
      <text:p text:style-name="P1">TASK [ansible_role_policy_windows_user_rights_policy : 2.2.12 (L1) Ensure 'Create a token object' is set to 'No One' (Scored)] *****************************************************************************</text:p>
      <text:p text:style-name="P1">ok: [9.37.141.147]</text:p>
      <text:p text:style-name="P1"/>
      <text:p text:style-name="P1">TASK [ansible_role_policy_windows_user_rights_policy : 2.2.13 (L1) Ensure 'Create global objects' is set to 'Administrators, LOCAL SERVICE, NETWORK SERVICE, SERVICE' (Scored)] ****************************</text:p>
      <text:p text:style-name="P1">ok: [9.37.141.147]</text:p>
      <text:p text:style-name="P1"/>
      <text:p text:style-name="P1">TASK [ansible_role_policy_windows_user_rights_policy : 2.2.14 (L1) Ensure 'Create permanent shared objects' is set to 'No One' (Scored)] *******************************************************************</text:p>
      <text:p text:style-name="P1">ok: [9.37.141.147]</text:p>
      <text:p text:style-name="P1"/>
      <text:p text:style-name="P1">TASK [ansible_role_policy_windows_user_rights_policy : 2.2.15 (L1) Configure 'Create symbolic links' (Scored)] *********************************************************************************************</text:p>
      <text:p text:style-name="P1">ok: [9.37.141.147]</text:p>
      <text:p text:style-name="P1"/>
      <text:p text:style-name="P1">TASK [ansible_role_policy_windows_user_rights_policy : 2.2.16 (L1) Ensure 'Debug programs' is set to 'Administrators' (Scored)] ****************************************************************************</text:p>
      <text:p text:style-name="P1">ok: [9.37.141.147]</text:p>
      <text:p text:style-name="P1"/>
      <text:p text:style-name="P1">TASK [ansible_role_policy_windows_user_rights_policy : 2.2.17 (L1) Configure 'Deny access to this computer from the network' (Scored) <text:s/>- NOT A DC] *********************************************************</text:p>
      <text:p text:style-name="P1">ok: [9.37.141.147]</text:p>
      <text:p text:style-name="P1"/>
      <text:p text:style-name="P1">TASK [ansible_role_policy_windows_user_rights_policy : 2.2.17 (L1) Configure 'Deny access to this computer from the network' (Scored) - DC] ****************************************************************</text:p>
      <text:p text:style-name="P1"><text:soft-page-break/>skipping: [9.37.141.147]</text:p>
      <text:p text:style-name="P1"/>
      <text:p text:style-name="P1">TASK [ansible_role_policy_windows_user_rights_policy : 2.2.18 (L1) Ensure 'Deny log on as a batch job' to include 'Guests' (Scored)] ***********************************************************************</text:p>
      <text:p text:style-name="P1">ok: [9.37.141.147]</text:p>
      <text:p text:style-name="P1"/>
      <text:p text:style-name="P1">TASK [ansible_role_policy_windows_user_rights_policy : 2.2.19 (L1) Ensure 'Deny log on as a service' to include 'Guests' (Scored)] *************************************************************************</text:p>
      <text:p text:style-name="P1">ok: [9.37.141.147]</text:p>
      <text:p text:style-name="P1"/>
      <text:p text:style-name="P1">TASK [ansible_role_policy_windows_user_rights_policy : 2.2.20 (L1) Ensure 'Deny log on locally' to include 'Guests' (Scored)] ******************************************************************************</text:p>
      <text:p text:style-name="P1">ok: [9.37.141.147]</text:p>
      <text:p text:style-name="P1"/>
      <text:p text:style-name="P1">TASK [ansible_role_policy_windows_user_rights_policy : 2.2.21 (L1) Ensure 'Deny log on through Remote Desktop Services' to include 'Guests, Local account' (Scored)] ***************************************</text:p>
      <text:p text:style-name="P1">ok: [9.37.141.147]</text:p>
      <text:p text:style-name="P1"/>
      <text:p text:style-name="P1">TASK [ansible_role_policy_windows_user_rights_policy : 2.2.22 (L1) Configure 'Enable computer and user accounts to be trusted for delegation' (Scored) - NOT A DC] *****************************************</text:p>
      <text:p text:style-name="P1">ok: [9.37.141.147]</text:p>
      <text:p text:style-name="P1"/>
      <text:p text:style-name="P1">TASK [ansible_role_policy_windows_user_rights_policy : 2.2.22 (L1) Configure 'Enable computer and user accounts to be trusted for delegation' (Scored) - DC] ***********************************************</text:p>
      <text:p text:style-name="P1">skipping: [9.37.141.147]</text:p>
      <text:p text:style-name="P1"/>
      <text:p text:style-name="P1">TASK [ansible_role_policy_windows_user_rights_policy : 2.2.23 (L1) Ensure 'Force shutdown from a remote system' is set to 'Administrators' (Scored)] *******************************************************</text:p>
      <text:p text:style-name="P1">ok: [9.37.141.147]</text:p>
      <text:p text:style-name="P1"/>
      <text:p text:style-name="P1">TASK [ansible_role_policy_windows_user_rights_policy : 2.2.24 (L1) Ensure 'Generate security audits' is set to 'LOCAL SERVICE, NETWORK SERVICE' (Scored)] **************************************************</text:p>
      <text:p text:style-name="P1">ok: [9.37.141.147]</text:p>
      <text:p text:style-name="P1"/>
      <text:p text:style-name="P1">TASK [ansible_role_policy_windows_user_rights_policy : 2.2.25 (L1) Configure 'Impersonate a client after authentication' (Scored) - NOT A DC] **************************************************************</text:p>
      <text:p text:style-name="P1">ok: [9.37.141.147]</text:p>
      <text:p text:style-name="P1"/>
      <text:p text:style-name="P1"><text:soft-page-break/>TASK [ansible_role_policy_windows_user_rights_policy : 2.2.25 (L1) Configure 'Impersonate a client after authentication' (Scored) - DC] ********************************************************************</text:p>
      <text:p text:style-name="P1">skipping: [9.37.141.147]</text:p>
      <text:p text:style-name="P1"/>
      <text:p text:style-name="P1">TASK [ansible_role_policy_windows_user_rights_policy : 2.2.26 (L1) Ensure 'Increase scheduling priority' is set to 'Administrators' (Scored)] **************************************************************</text:p>
      <text:p text:style-name="P1">ok: [9.37.141.147]</text:p>
      <text:p text:style-name="P1"/>
      <text:p text:style-name="P1">TASK [ansible_role_policy_windows_user_rights_policy : 2.2.27 (L1) Ensure 'Load and unload device drivers' is set to 'Administrators' (Scored)] ************************************************************</text:p>
      <text:p text:style-name="P1">ok: [9.37.141.147]</text:p>
      <text:p text:style-name="P1"/>
      <text:p text:style-name="P1">TASK [ansible_role_policy_windows_user_rights_policy : 2.2.28 (L1) Ensure 'Lock pages in memory' is set to 'No One' (Scored)] ******************************************************************************</text:p>
      <text:p text:style-name="P1">ok: [9.37.141.147]</text:p>
      <text:p text:style-name="P1"/>
      <text:p text:style-name="P1">TASK [ansible_role_policy_windows_user_rights_policy : 2.2.29 (L2) Ensure 'Log on as a batch job' is set to 'Administrators' (DC Only) (Scored)] ***********************************************************</text:p>
      <text:p text:style-name="P1">skipping: [9.37.141.147]</text:p>
      <text:p text:style-name="P1"/>
      <text:p text:style-name="P1">TASK [ansible_role_policy_windows_user_rights_policy : 2.2.30 (L1) Configure 'Manage auditing and security log' (Scored) - NOT A DC] ***********************************************************************</text:p>
      <text:p text:style-name="P1">ok: [9.37.141.147]</text:p>
      <text:p text:style-name="P1"/>
      <text:p text:style-name="P1">TASK [ansible_role_policy_windows_user_rights_policy : 2.2.25 (L1) Configure 'Impersonate a client after authentication' (Scored) - DC] ********************************************************************</text:p>
      <text:p text:style-name="P1">skipping: [9.37.141.147]</text:p>
      <text:p text:style-name="P1"/>
      <text:p text:style-name="P1">TASK [ansible_role_policy_windows_user_rights_policy : 2.2.31 (L1) Ensure 'Modify an object label' is set to 'No One' (Scored)] ****************************************************************************</text:p>
      <text:p text:style-name="P1">ok: [9.37.141.147]</text:p>
      <text:p text:style-name="P1"/>
      <text:p text:style-name="P1">TASK [ansible_role_policy_windows_user_rights_policy : 2.2.32 (L1) Ensure 'Modify firmware environment values' is set to 'Administrators' (Scored)] ********************************************************</text:p>
      <text:p text:style-name="P1">ok: [9.37.141.147]</text:p>
      <text:p text:style-name="P1"/>
      <text:p text:style-name="P1">TASK [ansible_role_policy_windows_user_rights_policy : 2.2.33 (L1) Ensure 'Perform volume maintenance tasks' is set to 'Administrators' (Scored)] **********************************************************</text:p>
      <text:p text:style-name="P1">ok: [9.37.141.147]</text:p>
      <text:p text:style-name="P1"><text:soft-page-break/></text:p>
      <text:p text:style-name="P1">TASK [ansible_role_policy_windows_user_rights_policy : 2.2.34 (L1) Ensure 'Profile single process' is set to 'Administrators' (Scored)] ********************************************************************</text:p>
      <text:p text:style-name="P1">ok: [9.37.141.147]</text:p>
      <text:p text:style-name="P1"/>
      <text:p text:style-name="P1">TASK [ansible_role_policy_windows_user_rights_policy : 2.2.35 (L1) Ensure 'Profile system performance' is set to 'Administrators, NT SERVICE - WdiServiceHost' (Scored)] ***********************************</text:p>
      <text:p text:style-name="P1">ok: [9.37.141.147]</text:p>
      <text:p text:style-name="P1"/>
      <text:p text:style-name="P1">TASK [ansible_role_policy_windows_user_rights_policy : 2.2.36 (L1) Ensure 'Replace a process level token' is set to 'LOCAL SERVICE, NETWORK SERVICE' (Scored)] *********************************************</text:p>
      <text:p text:style-name="P1">ok: [9.37.141.147]</text:p>
      <text:p text:style-name="P1"/>
      <text:p text:style-name="P1">TASK [ansible_role_policy_windows_user_rights_policy : 2.2.37 (L1) Ensure 'Restore files and directories' is set to 'Administrators' (Scored)] *************************************************************</text:p>
      <text:p text:style-name="P1">ok: [9.37.141.147]</text:p>
      <text:p text:style-name="P1"/>
      <text:p text:style-name="P1">TASK [ansible_role_policy_windows_user_rights_policy : 2.2.38 (L1) Ensure 'Shut down the system' is set to 'Administrators' (Scored)] **********************************************************************</text:p>
      <text:p text:style-name="P1">ok: [9.37.141.147]</text:p>
      <text:p text:style-name="P1"/>
      <text:p text:style-name="P1">TASK [ansible_role_policy_windows_user_rights_policy : 2.2.39 (L1) Ensure 'Synchronize directory service data' is set to 'No One' (DC only) (Scored) - DC] *************************************************</text:p>
      <text:p text:style-name="P1">skipping: [9.37.141.147]</text:p>
      <text:p text:style-name="P1"/>
      <text:p text:style-name="P1">TASK [ansible_role_policy_windows_user_rights_policy : 2.2.40 (L1) Ensure 'Take ownership of files or other objects' is set to 'Administrators' (Scored)] **************************************************</text:p>
      <text:p text:style-name="P1">ok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41 <text:s text:c="2"/>changed=1 <text:s text:c="3"/>unreachable=0 <text:s text:c="3"/>failed=0 <text:s text:c="3"/>skipped=11 <text:s text:c="2"/>rescued=0 <text:s text:c="3"/>ignored=0 <text:s text:c="2"/></text:p>
      <text:p text:style-name="P1"/>
      <text:p text:style-name="P1">[root@oc2685343477 defaults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03:54.514437673</meta:creation-date>
    <dc:date>2019-09-16T13:07:10.498053040</dc:date>
    <meta:editing-duration>PT3M16S</meta:editing-duration>
    <meta:editing-cycles>1</meta:editing-cycles>
    <meta:document-statistic meta:table-count="0" meta:image-count="0" meta:object-count="0" meta:page-count="6" meta:paragraph-count="113" meta:word-count="990" meta:character-count="12343" meta:non-whitespace-character-count="11415"/>
    <meta:generator>LibreOffice/5.3.6.1$Linux_X86_64 LibreOffice_project/30$Build-1</meta:generator>
  </office:meta>
</office:document-meta>
</file>